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1145in" text:min-label-width="0in" text:list-level-position-and-space-mode="label-alignment">
          <style:list-level-label-alignment text:label-followed-by="listtab" fo:margin-left="0.1145in" fo:text-indent="0in"/>
        </style:list-level-properties>
        <style:text-properties style:font-name="OpenSymbol"/>
      </text:list-level-style-bullet>
      <text:list-level-style-bullet text:level="2" text:style-name="WW_CharLFO4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4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4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4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4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4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4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4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6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6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6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6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6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6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6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6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7">
      <text:list-level-style-bullet text:level="1" text:style-name="WW_CharLFO7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7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7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7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7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7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7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7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7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8">
      <text:list-level-style-bullet text:level="1" text:style-name="WW_CharLFO8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8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8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8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8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8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8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8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8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9">
      <text:list-level-style-bullet text:level="1" text:style-name="WW_CharLFO9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9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9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9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9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9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9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9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9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style style:name="P1" style:parent-style-name="Heading1" style:master-page-name="MP0" style:family="paragraph">
      <style:paragraph-properties fo:break-before="page" fo:text-align="justify" fo:line-height="150%"/>
      <style:text-properties fo:color="#000000"/>
    </style:style>
    <style:style style:name="P5" style:parent-style-name="Textbody" style:family="paragraph">
      <style:paragraph-properties fo:text-align="justify" fo:line-height="150%"/>
      <style:text-properties fo:color="#000000"/>
    </style:style>
    <style:style style:name="P6" style:parent-style-name="Textbody" style:family="paragraph">
      <style:paragraph-properties fo:text-align="justify" fo:line-height="150%"/>
      <style:text-properties fo:color="#000000"/>
    </style:style>
    <style:style style:name="P7" style:parent-style-name="Textbody" style:family="paragraph">
      <style:paragraph-properties fo:text-align="justify" fo:line-height="150%"/>
      <style:text-properties fo:color="#000000"/>
    </style:style>
    <style:style style:name="P8" style:parent-style-name="Textbody" style:family="paragraph">
      <style:paragraph-properties fo:text-align="justify" fo:line-height="150%"/>
      <style:text-properties fo:color="#000000"/>
    </style:style>
    <style:style style:name="P9" style:parent-style-name="Textbody" style:family="paragraph">
      <style:paragraph-properties fo:text-align="justify" fo:line-height="150%"/>
    </style:style>
    <style:style style:name="T10" style:parent-style-name="StrongEmphasis" style:family="text">
      <style:text-properties fo:font-weight="normal" style:font-weight-asian="normal" fo:color="#000000"/>
    </style:style>
    <style:style style:name="T11" style:parent-style-name="DefaultParagraphFont" style:family="text">
      <style:text-properties fo:color="#000000"/>
    </style:style>
    <style:style style:name="P12" style:parent-style-name="Textbody" style:family="paragraph">
      <style:paragraph-properties fo:text-align="justify" fo:line-height="150%"/>
    </style:style>
    <style:style style:name="T13" style:parent-style-name="StrongEmphasis" style:family="text">
      <style:text-properties fo:font-weight="normal" style:font-weight-asian="normal" fo:color="#000000"/>
    </style:style>
    <style:style style:name="T14" style:parent-style-name="DefaultParagraphFont" style:family="text">
      <style:text-properties fo:color="#000000"/>
    </style:style>
    <style:style style:name="T15" style:parent-style-name="DefaultParagraphFont" style:family="text">
      <style:text-properties fo:color="#000000"/>
    </style:style>
    <style:style style:name="P16" style:parent-style-name="Textbody" style:family="paragraph">
      <style:paragraph-properties fo:text-align="justify" fo:line-height="150%"/>
    </style:style>
    <style:style style:name="T17" style:parent-style-name="StrongEmphasis" style:family="text">
      <style:text-properties fo:font-weight="normal" style:font-weight-asian="normal" fo:color="#000000"/>
    </style:style>
    <style:style style:name="T18" style:parent-style-name="DefaultParagraphFont" style:family="text">
      <style:text-properties fo:color="#000000"/>
    </style:style>
    <style:style style:name="P19" style:parent-style-name="Textbody" style:family="paragraph">
      <style:paragraph-properties fo:text-align="justify" fo:line-height="150%"/>
    </style:style>
    <style:style style:name="T20" style:parent-style-name="StrongEmphasis" style:family="text">
      <style:text-properties fo:font-weight="normal" style:font-weight-asian="normal" fo:color="#000000"/>
    </style:style>
    <style:style style:name="T21" style:parent-style-name="DefaultParagraphFont" style:family="text">
      <style:text-properties fo:color="#000000"/>
    </style:style>
    <style:style style:name="P22" style:parent-style-name="Textbody" style:family="paragraph">
      <style:paragraph-properties fo:text-align="justify" fo:line-height="150%"/>
    </style:style>
    <style:style style:name="T23" style:parent-style-name="StrongEmphasis" style:family="text">
      <style:text-properties fo:font-weight="normal" style:font-weight-asian="normal" fo:color="#000000"/>
    </style:style>
    <style:style style:name="T24" style:parent-style-name="DefaultParagraphFont" style:family="text">
      <style:text-properties fo:color="#000000"/>
    </style:style>
    <style:style style:name="P25" style:parent-style-name="Textbody" style:family="paragraph">
      <style:paragraph-properties fo:text-align="justify" fo:line-height="150%"/>
    </style:style>
    <style:style style:name="T26" style:parent-style-name="StrongEmphasis" style:family="text">
      <style:text-properties fo:font-weight="normal" style:font-weight-asian="normal" fo:color="#000000"/>
    </style:style>
    <style:style style:name="T27" style:parent-style-name="DefaultParagraphFont" style:family="text">
      <style:text-properties fo:color="#000000"/>
    </style:style>
    <style:style style:name="P28" style:parent-style-name="Textbody" style:family="paragraph">
      <style:paragraph-properties fo:text-align="justify" fo:line-height="150%"/>
    </style:style>
    <style:style style:name="T29" style:parent-style-name="StrongEmphasis" style:family="text">
      <style:text-properties fo:font-weight="normal" style:font-weight-asian="normal" fo:color="#000000"/>
    </style:style>
    <style:style style:name="T30" style:parent-style-name="DefaultParagraphFont" style:family="text">
      <style:text-properties fo:color="#000000"/>
    </style:style>
    <style:style style:name="T31" style:parent-style-name="DefaultParagraphFont" style:family="text">
      <style:text-properties fo:color="#000000"/>
    </style:style>
    <style:style style:name="T32" style:parent-style-name="DefaultParagraphFont" style:family="text">
      <style:text-properties fo:color="#000000"/>
    </style:style>
    <style:style style:name="P33" style:parent-style-name="Textbody" style:family="paragraph">
      <style:paragraph-properties fo:text-align="justify" fo:line-height="150%"/>
    </style:style>
    <style:style style:name="T34" style:parent-style-name="StrongEmphasis" style:family="text">
      <style:text-properties fo:font-weight="normal" style:font-weight-asian="normal" fo:color="#000000"/>
    </style:style>
    <style:style style:name="T35" style:parent-style-name="DefaultParagraphFont" style:family="text">
      <style:text-properties fo:color="#000000"/>
    </style:style>
    <style:style style:name="T36" style:parent-style-name="DefaultParagraphFont" style:family="text">
      <style:text-properties fo:color="#000000"/>
    </style:style>
    <style:style style:name="P37" style:parent-style-name="Textbody" style:family="paragraph">
      <style:paragraph-properties fo:text-align="justify" fo:line-height="150%"/>
    </style:style>
    <style:style style:name="T38" style:parent-style-name="StrongEmphasis" style:family="text">
      <style:text-properties fo:font-weight="normal" style:font-weight-asian="normal" fo:color="#000000"/>
    </style:style>
    <style:style style:name="T39" style:parent-style-name="DefaultParagraphFont" style:family="text">
      <style:text-properties fo:color="#000000"/>
    </style:style>
    <style:style style:name="P40" style:parent-style-name="Textbody" style:family="paragraph">
      <style:paragraph-properties fo:text-align="justify" fo:line-height="150%"/>
    </style:style>
    <style:style style:name="T41" style:parent-style-name="StrongEmphasis" style:family="text">
      <style:text-properties fo:font-weight="normal" style:font-weight-asian="normal" fo:color="#000000"/>
    </style:style>
    <style:style style:name="T42" style:parent-style-name="DefaultParagraphFont" style:family="text">
      <style:text-properties fo:color="#000000"/>
    </style:style>
    <style:style style:name="P43" style:parent-style-name="Textbody" style:family="paragraph">
      <style:paragraph-properties fo:text-align="justify" fo:line-height="150%"/>
      <style:text-properties fo:color="#000000"/>
    </style:style>
    <style:style style:name="P44" style:parent-style-name="Textbody" style:family="paragraph">
      <style:paragraph-properties fo:text-align="justify" fo:margin-bottom="0in" fo:line-height="150%"/>
      <style:text-properties fo:color="#000000"/>
    </style:style>
    <style:style style:name="P45" style:parent-style-name="Textbody" style:family="paragraph">
      <style:paragraph-properties fo:text-align="justify" fo:margin-bottom="0in" fo:line-height="150%"/>
      <style:text-properties fo:color="#000000"/>
    </style:style>
    <style:style style:name="P46" style:parent-style-name="Textbody" style:family="paragraph">
      <style:paragraph-properties fo:text-align="justify" fo:margin-bottom="0in" fo:line-height="150%"/>
    </style:style>
    <style:style style:name="T47" style:parent-style-name="StrongEmphasis" style:family="text">
      <style:text-properties fo:font-weight="normal" style:font-weight-asian="normal" fo:color="#000000"/>
    </style:style>
    <style:style style:name="T48" style:parent-style-name="DefaultParagraphFont" style:family="text">
      <style:text-properties fo:color="#000000"/>
    </style:style>
    <style:style style:name="T49" style:parent-style-name="DefaultParagraphFont" style:family="text">
      <style:text-properties fo:color="#000000"/>
    </style:style>
    <style:style style:name="P50" style:parent-style-name="Textbody" style:family="paragraph">
      <style:paragraph-properties fo:text-align="justify" fo:margin-bottom="0in" fo:line-height="150%"/>
    </style:style>
    <style:style style:name="T51" style:parent-style-name="StrongEmphasis" style:family="text">
      <style:text-properties fo:font-weight="normal" style:font-weight-asian="normal" fo:color="#000000"/>
    </style:style>
    <style:style style:name="T52" style:parent-style-name="DefaultParagraphFont" style:family="text">
      <style:text-properties fo:color="#000000"/>
    </style:style>
    <style:style style:name="T53" style:parent-style-name="DefaultParagraphFont" style:family="text">
      <style:text-properties fo:color="#000000"/>
    </style:style>
    <style:style style:name="P54" style:parent-style-name="Textbody" style:family="paragraph">
      <style:paragraph-properties fo:text-align="justify" fo:margin-bottom="0in" fo:line-height="150%"/>
    </style:style>
    <style:style style:name="T55" style:parent-style-name="StrongEmphasis" style:family="text">
      <style:text-properties fo:font-weight="normal" style:font-weight-asian="normal" fo:color="#000000"/>
    </style:style>
    <style:style style:name="T56" style:parent-style-name="DefaultParagraphFont" style:family="text">
      <style:text-properties fo:color="#000000"/>
    </style:style>
    <style:style style:name="P57" style:parent-style-name="Textbody" style:family="paragraph">
      <style:paragraph-properties fo:text-align="justify" fo:margin-bottom="0in" fo:line-height="150%"/>
      <style:text-properties fo:color="#000000"/>
    </style:style>
    <style:style style:name="P58" style:parent-style-name="Heading1" style:family="paragraph">
      <style:paragraph-properties fo:text-align="justify" fo:line-height="150%"/>
      <style:text-properties fo:color="#000000"/>
    </style:style>
    <style:style style:name="P59" style:parent-style-name="Heading2" style:family="paragraph">
      <style:paragraph-properties fo:text-align="justify" fo:line-height="150%"/>
      <style:text-properties fo:color="#000000"/>
    </style:style>
    <style:style style:name="P60" style:parent-style-name="Textbody" style:family="paragraph">
      <style:paragraph-properties fo:text-align="justify" fo:margin-bottom="0in" fo:line-height="150%"/>
      <style:text-properties fo:color="#000000"/>
    </style:style>
    <style:style style:name="P61" style:parent-style-name="Textbody" style:family="paragraph">
      <style:paragraph-properties fo:text-align="justify" fo:margin-bottom="0in" fo:line-height="150%"/>
      <style:text-properties fo:color="#000000"/>
    </style:style>
    <style:style style:name="P62" style:parent-style-name="Textbody" style:family="paragraph">
      <style:paragraph-properties fo:text-align="justify" fo:margin-bottom="0in" fo:line-height="150%"/>
      <style:text-properties fo:color="#000000"/>
    </style:style>
    <style:style style:name="P63" style:parent-style-name="Heading2" style:family="paragraph">
      <style:paragraph-properties fo:text-align="justify" fo:line-height="150%"/>
      <style:text-properties fo:color="#000000"/>
    </style:style>
    <style:style style:name="P64" style:parent-style-name="Textbody" style:family="paragraph">
      <style:paragraph-properties fo:text-align="justify" fo:margin-bottom="0.2291in" fo:line-height="150%"/>
      <style:text-properties fo:color="#000000"/>
    </style:style>
    <style:style style:name="P65" style:parent-style-name="Textbody" style:family="paragraph">
      <style:paragraph-properties fo:text-align="justify" fo:margin-bottom="0.25in" fo:line-height="150%"/>
      <style:text-properties fo:color="#000000"/>
    </style:style>
    <style:style style:name="P66" style:parent-style-name="Heading1" style:family="paragraph">
      <style:paragraph-properties fo:text-align="justify" fo:line-height="150%"/>
      <style:text-properties fo:color="#000000"/>
    </style:style>
    <style:style style:name="P67" style:parent-style-name="Heading2" style:family="paragraph">
      <style:paragraph-properties fo:text-align="justify" fo:line-height="150%"/>
      <style:text-properties fo:color="#000000"/>
    </style:style>
    <style:style style:name="P68" style:parent-style-name="Textbody" style:family="paragraph">
      <style:paragraph-properties fo:text-align="justify" fo:line-height="150%"/>
      <style:text-properties fo:color="#000000"/>
    </style:style>
    <style:style style:name="P69" style:parent-style-name="Textbody" style:family="paragraph">
      <style:paragraph-properties fo:text-align="justify" fo:margin-bottom="0.25in" fo:line-height="150%"/>
      <style:text-properties fo:color="#000000"/>
    </style:style>
    <style:style style:name="P70" style:parent-style-name="Textbody" style:family="paragraph">
      <style:paragraph-properties fo:text-align="justify" fo:margin-bottom="0.25in" fo:line-height="150%"/>
      <style:text-properties fo:color="#000000"/>
    </style:style>
    <style:style style:name="P71" style:parent-style-name="Textbody" style:family="paragraph">
      <style:paragraph-properties fo:text-align="justify" fo:margin-bottom="0.25in" fo:line-height="150%"/>
    </style:style>
    <style:style style:name="T72" style:parent-style-name="DefaultParagraphFont" style:family="text">
      <style:text-properties fo:color="#000000"/>
    </style:style>
    <style:style style:name="T73" style:parent-style-name="DefaultParagraphFont" style:family="text">
      <style:text-properties fo:color="#000000"/>
    </style:style>
    <style:style style:name="P74" style:parent-style-name="Textbody" style:family="paragraph">
      <style:paragraph-properties fo:text-align="justify" fo:line-height="150%"/>
      <style:text-properties fo:color="#000000"/>
    </style:style>
    <style:style style:name="P75" style:parent-style-name="Heading2" style:family="paragraph">
      <style:paragraph-properties fo:text-align="justify" fo:line-height="150%"/>
    </style:style>
    <style:style style:name="P76" style:parent-style-name="Textbody" style:family="paragraph">
      <style:paragraph-properties fo:text-align="justify" fo:line-height="150%"/>
    </style:style>
    <style:style style:name="T77" style:parent-style-name="DefaultParagraphFont" style:family="text">
      <style:text-properties fo:color="#000000"/>
    </style:style>
    <style:style style:name="T78" style:parent-style-name="DefaultParagraphFont" style:family="text">
      <style:text-properties fo:color="#000000"/>
    </style:style>
    <style:style style:name="T79" style:parent-style-name="DefaultParagraphFont" style:family="text">
      <style:text-properties fo:color="#000000"/>
    </style:style>
    <style:style style:name="T80" style:parent-style-name="DefaultParagraphFont" style:family="text">
      <style:text-properties fo:font-style="italic" style:font-style-asian="italic" fo:color="#000000"/>
    </style:style>
    <style:style style:name="T81" style:parent-style-name="DefaultParagraphFont" style:family="text">
      <style:text-properties fo:color="#000000"/>
    </style:style>
    <style:style style:name="T82" style:parent-style-name="DefaultParagraphFont" style:family="text">
      <style:text-properties fo:color="#000000"/>
    </style:style>
    <style:style style:name="P83" style:parent-style-name="Textbody" style:family="paragraph">
      <style:paragraph-properties fo:text-align="justify" fo:line-height="150%"/>
      <style:text-properties fo:color="#000000"/>
    </style:style>
    <style:style style:name="P84" style:parent-style-name="Heading1" style:family="paragraph">
      <style:paragraph-properties fo:text-align="justify" fo:line-height="150%"/>
      <style:text-properties fo:color="#000000"/>
    </style:style>
    <style:style style:name="P85" style:parent-style-name="Heading2" style:family="paragraph">
      <style:paragraph-properties fo:text-align="justify" fo:line-height="150%"/>
      <style:text-properties fo:color="#000000"/>
    </style:style>
    <style:style style:name="P86" style:parent-style-name="Textbody" style:family="paragraph">
      <style:paragraph-properties fo:text-align="justify" fo:line-height="150%"/>
      <style:text-properties fo:color="#000000"/>
    </style:style>
    <style:style style:name="P87" style:parent-style-name="Textbody" style:family="paragraph">
      <style:paragraph-properties fo:text-align="justify" fo:line-height="150%"/>
      <style:text-properties fo:color="#000000"/>
    </style:style>
    <style:style style:name="P88" style:parent-style-name="Textbody" style:family="paragraph">
      <style:paragraph-properties fo:text-align="justify" fo:line-height="150%"/>
    </style:style>
    <style:style style:name="T89" style:parent-style-name="DefaultParagraphFont" style:family="text">
      <style:text-properties fo:color="#000000"/>
    </style:style>
    <style:style style:name="T90" style:parent-style-name="DefaultParagraphFont" style:family="text">
      <style:text-properties fo:color="#000000"/>
    </style:style>
    <style:style style:name="T91" style:parent-style-name="DefaultParagraphFont" style:family="text">
      <style:text-properties fo:color="#000000" fo:background-color="#FFFFFF"/>
    </style:style>
    <style:style style:name="T92" style:parent-style-name="DefaultParagraphFont" style:family="text">
      <style:text-properties fo:color="#000000"/>
    </style:style>
    <style:style style:name="P93" style:parent-style-name="Heading2" style:family="paragraph">
      <style:paragraph-properties fo:text-align="justify" fo:line-height="150%"/>
      <style:text-properties fo:color="#000000"/>
    </style:style>
    <style:style style:name="P94" style:parent-style-name="Textbody" style:family="paragraph">
      <style:paragraph-properties fo:text-align="justify" fo:line-height="150%"/>
      <style:text-properties fo:color="#000000"/>
    </style:style>
    <style:style style:name="P95" style:parent-style-name="Textbody" style:family="paragraph">
      <style:paragraph-properties fo:text-align="justify" fo:line-height="150%"/>
      <style:text-properties fo:color="#000000"/>
    </style:style>
    <style:style style:name="P96" style:parent-style-name="Textbody" style:family="paragraph">
      <style:paragraph-properties fo:text-align="justify" fo:line-height="150%"/>
      <style:text-properties fo:color="#000000"/>
    </style:style>
    <style:style style:name="P97" style:parent-style-name="Textbody" style:family="paragraph">
      <style:paragraph-properties fo:text-align="justify" fo:line-height="150%"/>
      <style:text-properties fo:color="#000000"/>
    </style:style>
    <style:style style:name="P98" style:parent-style-name="Textbody" style:family="paragraph">
      <style:paragraph-properties fo:text-align="justify" fo:line-height="150%"/>
      <style:text-properties fo:color="#000000"/>
    </style:style>
    <style:style style:name="P99" style:parent-style-name="Heading1" style:family="paragraph">
      <style:paragraph-properties fo:text-align="justify" fo:line-height="150%"/>
    </style:style>
    <style:style style:name="P100" style:parent-style-name="Heading2" style:family="paragraph">
      <style:paragraph-properties fo:text-align="justify" fo:line-height="150%"/>
    </style:style>
    <style:style style:name="P101" style:parent-style-name="Textbody" style:family="paragraph">
      <style:paragraph-properties fo:text-align="justify" fo:line-height="150%"/>
    </style:style>
    <style:style style:name="P102" style:parent-style-name="Heading2" style:family="paragraph">
      <style:paragraph-properties fo:text-align="justify" fo:line-height="150%"/>
    </style:style>
    <style:style style:name="P103" style:parent-style-name="Textbody" style:family="paragraph">
      <style:paragraph-properties fo:text-align="justify" fo:line-height="150%"/>
    </style:style>
    <style:style style:name="T104" style:parent-style-name="DefaultParagraphFont" style:family="text">
      <style:text-properties fo:color="#000000"/>
    </style:style>
    <style:style style:name="T105" style:parent-style-name="DefaultParagraphFont" style:family="text">
      <style:text-properties fo:color="#000000"/>
    </style:style>
    <style:style style:name="T106" style:parent-style-name="DefaultParagraphFont" style:family="text">
      <style:text-properties fo:color="#000000"/>
    </style:style>
    <style:style style:name="T107" style:parent-style-name="DefaultParagraphFont" style:family="text">
      <style:text-properties fo:color="#000000"/>
    </style:style>
    <style:style style:name="T108" style:parent-style-name="DefaultParagraphFont" style:family="text">
      <style:text-properties fo:color="#000000"/>
    </style:style>
    <style:style style:name="P109" style:parent-style-name="Textbody" style:family="paragraph">
      <style:paragraph-properties fo:text-align="justify" fo:margin-bottom="0.2187in" fo:line-height="150%"/>
      <style:text-properties fo:color="#000000"/>
    </style:style>
    <style:style style:name="P110" style:parent-style-name="Textbody" style:family="paragraph">
      <style:paragraph-properties fo:text-align="justify" fo:margin-bottom="0.2187in" fo:line-height="150%"/>
      <style:text-properties fo:color="#000000"/>
    </style:style>
    <style:style style:name="P111" style:parent-style-name="Textbody" style:family="paragraph">
      <style:paragraph-properties fo:text-align="justify" fo:margin-bottom="0.2187in" fo:line-height="150%"/>
      <style:text-properties fo:color="#000000"/>
    </style:style>
    <style:style style:name="P112" style:parent-style-name="Textbody" style:family="paragraph">
      <style:paragraph-properties fo:text-align="justify" fo:margin-bottom="0.2187in" fo:line-height="150%"/>
      <style:text-properties fo:color="#000000"/>
    </style:style>
    <style:style style:name="P113" style:parent-style-name="Textbody" style:family="paragraph">
      <style:paragraph-properties fo:text-align="justify" fo:margin-bottom="0.2187in" fo:line-height="150%"/>
      <style:text-properties fo:color="#000000"/>
    </style:style>
    <style:style style:name="P114" style:parent-style-name="Heading2" style:family="paragraph">
      <style:paragraph-properties fo:text-align="justify" fo:line-height="150%"/>
    </style:style>
    <style:style style:name="P115" style:parent-style-name="Textbody" style:family="paragraph">
      <style:paragraph-properties fo:text-align="justify" fo:line-height="150%"/>
      <style:text-properties fo:color="#292929"/>
    </style:style>
    <style:style style:name="P116" style:parent-style-name="Heading2" style:family="paragraph">
      <style:paragraph-properties fo:text-align="justify" fo:line-height="150%"/>
    </style:style>
    <style:style style:name="P117" style:parent-style-name="Textbody" style:family="paragraph">
      <style:paragraph-properties fo:text-align="justify" fo:line-height="150%"/>
      <style:text-properties fo:color="#292929"/>
    </style:style>
    <style:style style:name="P118" style:parent-style-name="Heading2" style:family="paragraph">
      <style:paragraph-properties fo:text-align="justify" fo:line-height="150%"/>
    </style:style>
    <style:style style:name="P119" style:parent-style-name="Textbody" style:family="paragraph">
      <style:paragraph-properties fo:text-align="justify" fo:line-height="150%"/>
    </style:style>
    <style:style style:name="P120" style:parent-style-name="Textbody" style:family="paragraph">
      <style:paragraph-properties fo:text-align="justify" fo:line-height="150%"/>
    </style:style>
    <style:style style:name="P121" style:parent-style-name="Textbody" style:family="paragraph">
      <style:paragraph-properties fo:text-align="justify" fo:line-height="150%"/>
    </style:style>
    <style:style style:name="P122" style:parent-style-name="Textbody" style:family="paragraph">
      <style:paragraph-properties fo:text-align="justify" fo:line-height="150%"/>
    </style:style>
    <style:style style:name="P123" style:parent-style-name="Textbody" style:family="paragraph">
      <style:paragraph-properties fo:text-align="justify" fo:line-height="150%"/>
    </style:style>
    <style:style style:name="P124" style:parent-style-name="Textbody" style:family="paragraph">
      <style:paragraph-properties fo:text-align="justify" fo:line-height="150%"/>
    </style:style>
    <style:style style:name="P125" style:parent-style-name="Textbody" style:family="paragraph">
      <style:paragraph-properties fo:text-align="justify" fo:line-height="150%"/>
    </style:style>
    <style:style style:name="P126" style:parent-style-name="Heading1" style:family="paragraph">
      <style:paragraph-properties fo:text-align="justify" fo:line-height="150%"/>
    </style:style>
    <style:style style:name="P127" style:parent-style-name="Textbody" style:family="paragraph">
      <style:paragraph-properties fo:text-align="justify" fo:line-height="150%"/>
    </style:style>
    <style:style style:name="P128" style:parent-style-name="Textbody" style:family="paragraph">
      <style:paragraph-properties fo:text-align="justify" fo:line-height="150%"/>
    </style:style>
    <style:style style:name="P129" style:parent-style-name="Textbody" style:family="paragraph">
      <style:paragraph-properties fo:text-align="justify" fo:line-height="150%"/>
    </style:style>
    <style:style style:name="P130" style:parent-style-name="Textbody" style:family="paragraph">
      <style:paragraph-properties fo:text-align="justify" fo:line-height="150%"/>
    </style:style>
    <style:style style:name="P131" style:parent-style-name="Textbody" style:family="paragraph">
      <style:paragraph-properties fo:text-align="justify" fo:line-height="150%"/>
    </style:style>
    <style:style style:name="P132" style:parent-style-name="Textbody" style:family="paragraph">
      <style:paragraph-properties fo:text-align="justify" fo:line-height="150%"/>
    </style:style>
    <style:style style:name="P133" style:parent-style-name="Textbody" style:family="paragraph">
      <style:paragraph-properties fo:text-align="justify" fo:line-height="150%"/>
    </style:style>
    <style:style style:name="P134" style:parent-style-name="Textbody" style:family="paragraph">
      <style:paragraph-properties fo:text-align="justify" fo:line-height="150%"/>
    </style:style>
    <style:style style:name="P135" style:parent-style-name="Textbody" style:family="paragraph">
      <style:paragraph-properties fo:text-align="justify" fo:line-height="150%"/>
    </style:style>
    <style:style style:name="P136" style:parent-style-name="Textbody" style:family="paragraph">
      <style:paragraph-properties fo:text-align="justify" fo:margin-bottom="0.25in" fo:line-height="150%"/>
      <style:text-properties fo:color="#000000"/>
    </style:style>
  </office:automatic-styles>
  <office:body>
    <office:text text:use-soft-page-breaks="true">
      <text:h text:style-name="P1" text:outline-level="1">Job sites:</text:h>
      <text:list text:style-name="LFO7" text:continue-numbering="true">
        <text:list-item>
          <text:p text:style-name="P5">ai-jobs.net:<text:s/>a global AI/ML job board</text:p>
        </text:list-item>
        <text:list-item>
          <text:p text:style-name="P6">Dsremote.work:<text:s/>A<text:s/>Data Science job aggregator that’s for remote positions only</text:p>
        </text:list-item>
        <text:list-item>
          <text:p text:style-name="P7">AI-JOBS.CH:<text:s/>aggregates AI/ML jobs specifically for Switzerland</text:p>
        </text:list-item>
        <text:list-item>
          <text:p text:style-name="P8">AI-JOBS.UK:<text:s/>aggregates AI/ML jobs specifically for the UK<text:bookmark-start text:name="mntl-sc-block_1-0-3"/><text:bookmark-end text:name="mntl-sc-block_1-0-3"/></text:p>
        </text:list-item>
        <text:list-item>
          <text:p text:style-name="P9"><text:span text:style-name="T10">Indeed</text:span><text:span text:style-name="T11">: Best Overall</text:span></text:p>
        </text:list-item>
        <text:list-item>
          <text:p text:style-name="P12"><text:span text:style-name="T13">Monster</text:span><text:span text:style-name="T14">: R</text:span><text:span text:style-name="T15">unner-Up, Best Overall</text:span></text:p>
        </text:list-item>
        <text:list-item>
          <text:p text:style-name="P16"><text:span text:style-name="T17">Glassdoor</text:span><text:span text:style-name="T18">: Best for Employer Insights</text:span></text:p>
        </text:list-item>
        <text:list-item>
          <text:p text:style-name="P19"><text:span text:style-name="T20">FlexJobs</text:span><text:span text:style-name="T21">: Best for Remote Jobs</text:span></text:p>
        </text:list-item>
        <text:list-item>
          <text:p text:style-name="P22"><text:span text:style-name="T23">The Ladders</text:span><text:span text:style-name="T24">: Best for Experienced Managers</text:span></text:p>
        </text:list-item>
        <text:list-item>
          <text:p text:style-name="P25"><text:span text:style-name="T26">AngelList</text:span><text:span text:style-name="T27">: Best for Startup Jobs</text:span></text:p>
        </text:list-item>
        <text:list-item>
          <text:p text:style-name="P28"><text:span text:style-name="T29">LinkedIn</text:span><text:span text:style-name="T30">: Best for Connecting Directly<text:s/></text:span><text:span text:style-name="T31">with</text:span><text:span text:style-name="T32"><text:s/>Recruiters</text:span></text:p>
        </text:list-item>
        <text:list-item>
          <text:p text:style-name="P33"><text:span text:style-name="T34">LinkUp</text:span><text:span text:style-name="T35">: Best for Up-to-Date Listi</text:span><text:span text:style-name="T36">ngs</text:span></text:p>
        </text:list-item>
        <text:list-item>
          <text:p text:style-name="P37"><text:span text:style-name="T38">Scouted</text:span><text:span text:style-name="T39">: Best for Recent College Graduates</text:span></text:p>
        </text:list-item>
        <text:list-item>
          <text:p text:style-name="P40"><text:span text:style-name="T41">Snagajob</text:span><text:span text:style-name="T42">: Best for Hourly Jobs</text:span></text:p>
        </text:list-item>
        <text:list-item>
          <text:p text:style-name="P43">Hired:<text:s/>A great site for general engineering hiring</text:p>
        </text:list-item>
      </text:list>
      <text:p text:style-name="P44">What types of AI applications are currently in use for recruitment and hiring?</text:p>
      <text:p text:style-name="P45">The majority of talent acquisition use-cases appear to fall into three major categories:</text:p>
      <text:list text:style-name="LFO8" text:continue-numbering="true">
        <text:list-item>
          <text:p text:style-name="P46"><text:span text:style-name="T47">Talent Recruitment:<text:s/></text:span><text:span text:style-name="T48">Companies are<text:s/></text:span><text:span text:style-name="T49">training machine learning algorithms to help employers automate repetitive aspects of the recruitment process such as resume and application review</text:span></text:p>
        </text:list-item>
        <text:list-item>
          <text:p text:style-name="P50"><text:span text:style-name="T51">Talent Sourcing:<text:s/></text:span><text:span text:style-name="T52">Companies are using machine learning to help identify top candidates from large candidate p</text:span><text:span text:style-name="T53">ools.</text:span></text:p>
        </text:list-item>
        <text:list-item>
          <text:p text:style-name="P54"><text:span text:style-name="T55">Candidate Screening and Engagement:<text:s/></text:span><text:span text:style-name="T56">Companies are developing AI assistants to pre-screen candidates and to respond to inquiries regarding positions using natural language processing.</text:span></text:p>
        </text:list-item>
      </text:list>
      <text:p text:style-name="P57"/>
      <text:soft-page-break/>
      <text:h text:style-name="P58" text:outline-level="1">Talent Recruitment:</text:h>
      <text:h text:style-name="P59" text:outline-level="2">Ideal:</text:h>
      <text:p text:style-name="P60">In talent recruitment, “Ideal” is working with</text:p>
      <text:list text:style-name="LFO3" text:continue-numbering="true">
        <text:list-item>
          <text:p text:style-name="P61">Resume Screening – Resume screening is traditionally performed manually, using criteria that may not be standardized for every resume. This system creates inherent bias. By using standard parameters to develop the criteria for an ideal candidate,<text:s/>the virtual assistant can quickly identify those desirable elements through pattern recognition.</text:p>
        </text:list-item>
        <text:list-item>
          <text:p text:style-name="P62">Candidate Sourcing – Ideal claims that its virtual assistant can use client credentials to automatically connect to third party candidate websites such as CareerBuilder. Based on the parameters set by the client, the algorithm consistently performs searches these websites to identify candidates matching criteria sought by the employer.</text:p>
        </text:list-item>
      </text:list>
      <text:h text:style-name="P63" text:outline-level="2">Avrio:</text:h>
      <text:p text:style-name="P64">Avrio functions quite similarly to competitor Ideal but its main distinctive feature is in the realm of candidate engagement. On its website Avrio claims that it incorporates a Facebook Messenger chatbot into its process to communicate with candidates in a pre-screen interview format.</text:p>
      <text:p text:style-name="P65">The virtual assistant named Rio can reportedly ask questions which are typically included in a phone screening such as asking a candidate to describe a challenge or conflict and how he or she handled it. Among other functions, Rio can suggest salary range based on a combination of information<text:s/>including the range set by the employer and the candidate’s social media data. The assistant can also describe a typical day on the job to the candidate.</text:p>
      <text:h text:style-name="P66" text:outline-level="1">Talent Sourcing:</text:h>
      <text:h text:style-name="P67" text:outline-level="2">Entelo:</text:h>
      <text:p text:style-name="P68">Entelo is one example of a talent sourcing software platform reportedly using<text:s/>AI to help companies discover quality candidates. The company claims its proprietary algorithm, More Likely to Move™, is capable of identifying individuals who have a<text:s/>30 percent likelihood of changing jobs within the next 90 days.</text:p>
      <text:p text:style-name="P69">To achieve this, Entelo<text:s/>has reportedly identified<text:s/>over 70 predictive variables<text:s/>which are used to analyze data from candidate profiles. Examples of variables include certain changes to a candidate’s<text:s/><text:soft-page-break/>social profile (such as updated skills on LinkedIn) and company health information<text:s/>for where the candidate currently works such as layoffs or stock fluctuations.</text:p>
      <text:p text:style-name="P70">The company targets passive candidates – individuals who are open to new opportunities but are not actively seeking employment. The results of a 2016 LinkedIn survey involving<text:s/>over 1500 U.S. and Canada-based professionals revealed that<text:s/>89 percent were interested in learning about new job opportunities.</text:p>
      <text:p text:style-name="P71"><text:span text:style-name="T72">Entelo claims it provides clients with access to over 275 million passive candidates aggregated across 50 website<text:s/></text:span><text:span text:style-name="T73">including social media platforms such as LinkedIn. The company also lists some leading names among its clientele including Cisco, Hubspot and Visa.</text:span></text:p>
      <text:p text:style-name="P74">In one case study, Entelo reports that<text:s/>Opower<text:s/>(an Oracle Company) was able to improve its discovery of qualified, diverse candidates. Opower reportedly increased its female hires from 40 percent to 47 percent and minority technical hires from 1.5 percent to 11 percent.</text:p>
      <text:h text:style-name="P75" text:outline-level="2">Engage Talent</text:h>
      <text:p text:style-name="P76"><text:span text:style-name="T77">Engage Talent</text:span><text:span text:style-name="T78">’s service is essentially parallel to competitor Entelo and uses Pr</text:span><text:span text:style-name="T79">edictive Analytics to recommend quality passive candidates based on specifications determined by the client. The algorithm reportedly driving its recommendation engine, called<text:s/></text:span><text:span text:style-name="T80">Engage Me!</text:span><text:span text:style-name="T81">, appears to be focused around five key metrics to help predict the<text:s/></text:span><text:span text:style-name="T82">likelihood a candidate will change jobs.</text:span></text:p>
      <text:p text:style-name="P83">Examples of these data sources include company stability and work environment and are depicted in the image below. These elements also help predict if a client’s company will be attractive to the passive candidate.</text:p>
      <text:h text:style-name="P84" text:outline-level="1">Candidate Screening and Engagement</text:h>
      <text:h text:style-name="P85" text:outline-level="2">Paradox Olivia</text:h>
      <text:p text:style-name="P86">Virtual assistants are increasingly common applications of artificial intelligence and often vary in their quality and ability to deliver results. Talent acquisition is no exception, and<text:s/>Paradox<text:s/>is an AI company attempting to bring value to users through its AI assistant called Olivia.</text:p>
      <text:p text:style-name="P87">Olivia appears to follow the general format of a chatbot (as depicted in the image below) and reportedly engages with potential candidates by handling tasks such as interview<text:s/>scheduling and responding to general inquiries regarding the company or position.</text:p>
      <text:soft-page-break/>
      <text:p text:style-name="P88"><text:span text:style-name="T89">Paradox claims that its AI assistant achieves a 90 percent completion rate and works through through the “web, mobile platforms, or social channels.” The completion rate refe</text:span><text:span text:style-name="T90">rs to the percentage of applicants who complete the job application process.<text:s/></text:span><text:span text:style-name="T91">Research<text:s/></text:span><text:span text:style-name="T92">suggests that longer and more complex applications tend to have a lower rate of completion.</text:span></text:p>
      <text:h text:style-name="P93" text:outline-level="2">Mya Systems</text:h>
      <text:p text:style-name="P94">Founded in 2012 under the company name FirstJob and now known as<text:s/>Mya Systems, the company launched its<text:s/>AI recruiter chatbot Mya in July 2016. Mya reportedly uses natural language processing and a deep learning framework to analyze and process dialogue.</text:p>
      <text:p text:style-name="P95">The company claims that its deep learning framework incorporates two<text:s/>key methods:</text:p>
      <text:list text:style-name="LFO4" text:continue-numbering="true">
        <text:list-item>
          <text:p text:style-name="P96">Entity extraction<text:s/>– A method of extracting and organizing elements of text into predefined categories. Examples include names of locations, organizations or quantities.</text:p>
        </text:list-item>
        <text:list-item>
          <text:p text:style-name="P97">Sentence semantic analysis<text:s/>– A method of interpreting text by identifying<text:s/>similarity between sentences. This method can be useful for performing optimizing searches within text and categorizing elements of language.</text:p>
        </text:list-item>
      </text:list>
      <text:p text:style-name="P98">According to the company’s website, Mya integrates directly into the user’s applicant tracking system and begins conversing with candidates after they apply for a job on the client’s website. For example, Mya reportedly screens candidates by asking follow-up questions to gain deeper insight on job experience such as determining if all required skills are met for a position.</text:p>
      <text:h text:style-name="P99" text:outline-level="1">General tools</text:h>
      <text:h text:style-name="P100" text:outline-level="2">JobScan:</text:h>
      <text:p text:style-name="P101">You can also use a tool like Jobscan to help when updating your resume and profile for robots and algorithms. Simply paste your resume and a job description into Jobscan's tool, and it produces a report showing how well your<text:s/>resume matches the job description. You can also connect your LinkedIn profile to get tips on how to optimize it for your passive job search.</text:p>
      <text:h text:style-name="P102" text:outline-level="2">Uncommon:</text:h>
      <text:p text:style-name="P103"><text:span text:style-name="T104">A</text:span><text:span text:style-name="T105"><text:s/>plethora of AI powered startups have sprung up recently offering solutions to hiring companies. Out<text:s/></text:span><text:span text:style-name="T106">of these, a company called<text:s/></text:span><text:span text:style-name="T107">Uncommon</text:span><text:span text:style-name="T108">, aims to filter candidates who come from diverse backgrounds and reduces human bias.</text:span></text:p>
      <text:soft-page-break/>
      <text:p text:style-name="P109">Uncommon has used machine learning to build<text:s/>its<text:s/>unique candidate filtering model. Their ML model has been trained on over 50<text:s/>million resumes and over 6 million job descriptions to predict and identify the most deserving and qualified candidates. Uncommon’s founder, Amir Ashkenazi, claims that the model can make predictions with 95% accuracy, a rate far better than any human can<text:s/>manage.</text:p>
      <text:p text:style-name="P110">The company claims that for each job offering, it will only recommend 100% interested and qualified candidates. The process works as below:</text:p>
      <text:list text:style-name="LFO9" text:continue-numbering="true">
        <text:list-item>
          <text:p text:style-name="P111">Once the job is listed, Uncommon’s engine will source active and passive candidates across the<text:s/>internet</text:p>
        </text:list-item>
        <text:list-item>
          <text:p text:style-name="P112">Based on the custom job requirements specified by the hiring company, Uncommon’s tech will analyze education, experience, and a mix of tech and soft skills to identify candidates</text:p>
        </text:list-item>
        <text:list-item>
          <text:p text:style-name="P113">The selected candidates can then be compared using Uncommon’s visualization feature</text:p>
        </text:list-item>
      </text:list>
      <text:h text:style-name="P114" text:outline-level="2">HireVue</text:h>
      <text:p text:style-name="P115"><text:bookmark-start text:name="ba80"/><text:bookmark-end text:name="ba80"/>It allows companies to screen candidates through automated video interviews. It utilized AI plus ML to gauge cognitive capabilities, determine language structure, and recognize emotions, to assist employers in finding the most suitable potential hires.</text:p>
      <text:h text:style-name="P116" text:outline-level="2"><text:bookmark-start text:name="f9c3"/><text:bookmark-end text:name="f9c3"/>Engage</text:h>
      <text:p text:style-name="P117"><text:bookmark-start text:name="6e37"/><text:bookmark-end text:name="6e37"/>Engage employs AI in analyzing job descriptions, reviewing resumes of passive work seekers and applicants who displayed interest for positions previously but weren’t hired.</text:p>
      <text:h text:style-name="P118" text:outline-level="2">Searching for specific jobs:</text:h>
      <text:p text:style-name="P119">If you're looking for a specific type of job or want to work for a specific type of company, you may be better off checking smaller, niche job boards than poring over the hodgepodge of positions on sites like LinkedIn, Glassdoor, or Indeed. Here are a few of the more popular niche<text:s/>job board sites for specific careers and interests:</text:p>
      <text:list text:style-name="LFO6" text:continue-numbering="true">
        <text:list-item>
          <text:p text:style-name="P120">AngelList if you're interested in working for a startup</text:p>
        </text:list-item>
        <text:list-item>
          <text:p text:style-name="P121">We Work Remotely or FlexJobs if you're interested in a remote job</text:p>
        </text:list-item>
        <text:list-item>
          <text:p text:style-name="P122">Problogger or BloggingPro for writing jobs</text:p>
        </text:list-item>
        <text:list-item>
          <text:p text:style-name="P123">GrowthHackers or Credo for marketing jobs</text:p>
        </text:list-item>
        <text:list-item>
          <text:p text:style-name="P124">CrunchBoard, Dice, or Stack Overflow for tech jobs</text:p>
        </text:list-item>
        <text:list-item>
          <text:p text:style-name="P125">Behance or Dribble for designers</text:p>
        </text:list-item>
      </text:list>
      <text:h text:style-name="P126" text:outline-level="1">References:</text:h>
      <text:p text:style-name="P127"><text:a xlink:href="https://www.thebalancecareers.com/top-best-job-websites-2064080" office:target-frame-name="_top" xlink:show="replace">https://www.thebalancecareers.com/top-best-job-websites-2064080</text:a></text:p>
      <text:p text:style-name="P128"><text:a xlink:href="https://www.analyticsvidhya.com/blog/2018/02/job-site-machine-learning-uncommon/" office:target-frame-name="_top" xlink:show="replace">https://www.analyticsvidhya.com/blog/2018/02/job-site-machine-learning-uncommon/</text:a></text:p>
      <text:p text:style-name="P129"><text:a xlink:href="https://www.consumeraffairs.com/employment/" office:target-frame-name="_top" xlink:show="replace">https://www.consumeraffairs.com/employment/</text:a></text:p>
      <text:p text:style-name="P130"><text:a xlink:href="https://emerj.com/ai-sector-overviews/machine-learning-for-recruiting-and-hiring/" office:target-frame-name="_top" xlink:show="replace">https://emerj.com/ai-sector-overviews/machine-learning-for-recruiting-and-hiring/</text:a></text:p>
      <text:p text:style-name="P131"><text:a xlink:href="https://zapier.com/blog/job-search-strategies/" office:target-frame-name="_top" xlink:show="replace">https://zapier.com/blog/job-search-strategies/</text:a></text:p>
      <text:p text:style-name="P132"><text:a xlink:href="https://medium.com/@Skillroads.com/job-search-strategies-in-the-age-of-automation-and-artificial-intelligence-aac643e5422c" office:target-frame-name="_top" xlink:show="replace">https://medium.com/@Skillroads.com/job-search-strategies-in-the-age-of-automation-and-artificial-intelligence-aac643e5422c</text:a></text:p>
      <text:p text:style-name="P133"/>
      <text:p text:style-name="P134"/>
      <text:p text:style-name="P135"/>
      <text:p text:style-name="P13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Regular"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paragraph-properties fo:margin-top="0.1388in"/>
      <style:text-properties style:font-name="Liberation Serif" fo:font-weight="bold" style:font-weight-asian="bold" style:font-weight-complex="bold" fo:font-size="18pt" style:font-size-asian="18pt" style:font-size-complex="18pt" fo:hyphenate="false"/>
    </style:style>
    <style:style style:name="Heading3" style:display-name="Heading 3" style:family="paragraph" style:parent-style-name="Heading" style:next-style-name="Textbody" style:default-outline-level="3">
      <style:paragraph-properties fo:margin-top="0.0972in"/>
      <style:text-properties style:font-name="Liberation Serif"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style:style style:name="StrongEmphasis" style:display-name="Strong Emphasis" style:family="text">
      <style:text-properties fo:font-weight="bold" style:font-weight-asian="bold" style:font-weight-complex="bold"/>
    </style:style>
    <style:style style:name="NumberingSymbols" style:display-name="Numbering Symbols" style:family="text"/>
    <style:style style:name="Header" style:display-name="Header" style:family="paragraph" style:parent-style-name="Normal">
      <style:paragraph-properties>
        <style:tab-stops>
          <style:tab-stop style:type="center" style:position="3.134in"/>
          <style:tab-stop style:type="right" style:position="6.268in"/>
        </style:tab-stops>
      </style:paragraph-properties>
      <style:text-properties style:font-name-complex="Mangal" style:font-size-complex="10.5pt" fo:hyphenate="false"/>
    </style:style>
    <style:style style:name="HeaderChar" style:display-name="Header Char" style:family="text" style:parent-style-name="DefaultParagraphFont">
      <style:text-properties style:font-name-complex="Mangal" style:font-size-complex="10.5pt"/>
    </style:style>
    <style:style style:name="Footer" style:display-name="Footer" style:family="paragraph" style:parent-style-name="Normal">
      <style:paragraph-properties>
        <style:tab-stops>
          <style:tab-stop style:type="center" style:position="3.134in"/>
          <style:tab-stop style:type="right" style:position="6.268in"/>
        </style:tab-stops>
      </style:paragraph-properties>
      <style:text-properties style:font-name-complex="Mangal" style:font-size-complex="10.5pt" fo:hyphenate="false"/>
    </style:style>
    <style:style style:name="FooterChar" style:display-name="Footer Char" style:family="text" style:parent-style-name="DefaultParagraphFont">
      <style:text-properties style:font-name-complex="Mangal" style:font-size-complex="10.5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1145in" text:min-label-width="0in" text:list-level-position-and-space-mode="label-alignment">
          <style:list-level-label-alignment text:label-followed-by="listtab" fo:margin-left="0.1145in" fo:text-indent="0in"/>
        </style:list-level-properties>
        <style:text-properties style:font-name="OpenSymbol"/>
      </text:list-level-style-bullet>
      <text:list-level-style-bullet text:level="2" text:style-name="WW_CharLFO4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4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4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4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4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4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4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4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6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6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6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6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6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6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6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6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7">
      <text:list-level-style-bullet text:level="1" text:style-name="WW_CharLFO7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7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7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7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7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7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7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7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7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8">
      <text:list-level-style-bullet text:level="1" text:style-name="WW_CharLFO8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8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8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8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8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8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8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8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8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9">
      <text:list-level-style-bullet text:level="1" text:style-name="WW_CharLFO9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9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9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9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9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9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9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9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9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Header" style:family="paragraph">
      <style:paragraph-properties fo:border-top="none" fo:border-left="none" fo:border-bottom="0.0069in solid #D9D9D9" fo:border-right="none" fo:padding-top="0in" fo:padding-left="0in" fo:padding-bottom="0.0138in" fo:padding-right="0in" style:shadow="none" fo:text-align="end"/>
    </style:style>
    <style:style style:name="T3" style:parent-style-name="DefaultParagraphFont" style:family="text">
      <style:text-properties fo:color="#7F7F7F" fo:letter-spacing="0.0416in"/>
    </style:style>
    <style:style style:name="T4" style:parent-style-name="DefaultParagraphFont" style:family="text">
      <style:text-properties fo:font-weight="bold" style:font-weight-asian="bold" style:font-weight-complex="bold"/>
    </style:style>
  </office:automatic-styles>
  <office:master-styles>
    <style:master-page style:name="MP0" style:page-layout-name="PL0">
      <style:header>
        <text:p text:style-name="P2"><text:span text:style-name="T3">Page</text:span><text:s/>|<text:s/><text:span text:style-name="T4"><text:page-number text:fixed="false">2</text:page-number></text:span></text:p>
        <text:p text:style-name="Header"/>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Sahir Naseer</dc:creator>
    <meta:creation-date>2021-02-24T21:08:00Z</meta:creation-date>
    <dc:date>2021-02-26T15:28:00Z</dc:date>
    <meta:template xlink:href="Normal" xlink:type="simple"/>
    <meta:editing-cycles>11</meta:editing-cycles>
    <meta:editing-duration>PT1740S</meta:editing-duration>
    <meta:document-statistic meta:page-count="6" meta:paragraph-count="21" meta:word-count="1583" meta:character-count="10591" meta:row-count="75" meta:non-whitespace-character-count="9029"/>
  </office:meta>
</office:document-meta>
</file>